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text « hello span style » after the colon has character style « Variable » applied : <text:span text:style-name="Variable">hello span style</text:span> end.</text:p>
      <text:p text:style-name="Standard"/>
      <text:p text:style-name="Standard"><office:annotation><dc:creator>Auteur inconnu</dc:creator><dc:date>2015-04-15T09:10:55</dc:date><text:p text:style-name="P1"><text:span text:style-name="T1">do text</text:span></text:p><text:p text:style-name="P1"><text:span text:style-name="T1">from xhtml(xhtmlInput)</text:span></text:p></office:annotation>Here we incorporate a chunk of HTML where a « span » tag has class « Variable » to test application of character sty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09:06:50</meta:creation-date>
    <dc:date>2015-04-15T09:26:44</dc:date>
    <meta:editing-duration>PT4M44S</meta:editing-duration>
    <meta:editing-cycles>1</meta:editing-cycles>
    <meta:document-statistic meta:table-count="0" meta:image-count="0" meta:object-count="0" meta:page-count="1" meta:paragraph-count="2" meta:word-count="47" meta:character-count="231" meta:non-whitespace-character-count="187"/>
    <meta:generator>LibreOffice/3.5$Linux_X86_64 LibreOffice_project/350m1$Build-2</meta:generator>
  </office:meta>
</office:document-meta>
</file>